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table:formula="of:=SQRT([.A1]*[.A1]+[.A2]*[.A2])" office:value-type="float" office:value="5">
            <text:p>5</text:p>
          </table:table-cell>
        </table:table-row>
        <table:table-row table:style-name="ro1">
          <table:table-cell table:formula="of:=SUM([.A1:.A2])"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-04-2010</text:date>, <text:time>16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øren Roug</meta:initial-creator>
    <meta:creation-date>2010-04-25T15:30:35</meta:creation-date>
    <dc:date>2010-04-25T16:49:49</dc:date>
    <dc:creator>Søren Roug</dc:creator>
    <meta:editing-duration>PT00H03M02S</meta:editing-duration>
    <meta:editing-cycles>2</meta:editing-cycles>
    <meta:generator>OpenOffice.org/3.1$Unix OpenOffice.org_project/310m19$Build-9420</meta:generator>
    <meta:document-statistic meta:table-count="3" meta:cell-count="4" meta:object-count="0"/>
  </office:meta>
</office:document-meta>
</file>